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1.448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2.05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1.475cm"/>
    </style:style>
    <style:style style:name="co22" style:family="table-column">
      <style:table-column-properties fo:break-before="auto" style:column-width="1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Jan-May redone <text:s/>due to summary plot NaN problems</text:p>
          </table:table-cell>
          <table:table-cell table:number-columns-repeated="1005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ACE SWE: 2010-08-16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EDI_PP: 2010-12-13</text:p>
          </table:table-cell>
          <table:table-cell table:number-columns-repeated="1005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FGM_UP data : 2011-06-30</text:p>
          </table:table-cell>
          <table:table-cell table:number-columns-repeated="1005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08-29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table:number-columns-repeated="3"/>
          <table:table-cell office:value-type="string">
            <text:p>ACE,EDI,FGM,TCOR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7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09-27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17/02/2012</text:date>, <text:time>08:2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17T08:26:41</dc:date>
    <meta:editing-duration>PT689H32M28S</meta:editing-duration>
    <meta:editing-cycles>45</meta:editing-cycles>
    <meta:generator>OpenOffice.org/3.2$Unix OpenOffice.org_project/320m12$Build-9483</meta:generator>
    <meta:document-statistic meta:table-count="3" meta:cell-count="561" meta:object-count="0"/>
  </office:meta>
</office:document-meta>
</file>